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NewRomanPSMT" svg:font-family="TimesNewRomanPSMT" style:font-family-generic="roman"/>
    <style:font-face style:name="DejaVu Sans1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0.25in" fo:text-align="end" style:justify-single-word="false" fo:text-indent="0in" style:auto-text-indent="false"/>
    </style:style>
    <style:style style:name="P2" style:family="paragraph" style:parent-style-name="Footer">
      <style:paragraph-properties fo:margin-left="0in" fo:margin-right="0.25in" fo:text-indent="0.25in" style:auto-text-indent="false"/>
    </style:style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line-height="150%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line-height="100%"/>
      <style:text-properties style:font-name="Times New Roman" fo:font-size="12pt" style:font-size-asian="12pt" style:font-size-complex="12pt"/>
    </style:style>
    <style:style style:name="P7" style:family="paragraph" style:parent-style-name="Standard">
      <style:text-properties style:font-name="Times New Roman" fo:font-size="12pt" style:font-size-asian="12pt" style:language-asian="pt" style:country-asian="BR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style:font-size-asian="12pt" style:language-asian="pt" style:country-asian="BR" style:font-size-complex="12pt"/>
    </style:style>
    <style:style style:name="P9" style:family="paragraph" style:parent-style-name="Standard">
      <style:text-properties style:font-name="Times New Roman" fo:font-size="12pt" fo:language="zxx" fo:country="none" style:font-size-asian="12pt" style:language-asian="zxx" style:country-asian="none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fo:language="zxx" fo:country="none" style:font-size-asian="12pt" style:language-asian="zxx" style:country-asian="none" style:font-size-complex="12pt"/>
    </style:style>
    <style:style style:name="P11" style:family="paragraph" style:parent-style-name="Standard">
      <style:paragraph-properties fo:line-height="150%"/>
    </style:style>
    <style:style style:name="P12" style:family="paragraph" style:parent-style-name="Standard" style:list-style-name="L1">
      <style:paragraph-properties fo:line-height="150%"/>
    </style:style>
    <style:style style:name="P13" style:family="paragraph" style:parent-style-name="Standard" style:list-style-name="L2">
      <style:paragraph-properties fo:line-height="150%"/>
    </style:style>
    <style:style style:name="P14" style:family="paragraph" style:parent-style-name="Standard" style:master-page-name="First_20_Page">
      <style:paragraph-properties fo:text-align="center" style:justify-single-word="false" style:page-number="1"/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margin-left="1.0835in" fo:margin-right="0.4898in" fo:text-align="center" style:justify-single-word="false" fo:text-indent="0in" style:auto-text-indent="false"/>
      <style:text-properties style:font-name="Times New Roman"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margin-left="1.0835in" fo:margin-right="0.4898in" fo:text-indent="0in" style:auto-text-indent="false"/>
      <style:text-properties style:font-name="Times New Roman" fo:font-size="12pt" style:font-size-asian="12pt" style:font-size-complex="12pt"/>
    </style:style>
    <style:style style:name="P17" style:family="paragraph" style:parent-style-name="Standard">
      <style:paragraph-properties fo:margin-left="1.0835in" fo:margin-right="0.4898in" fo:text-align="center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18" style:family="paragraph" style:parent-style-name="Standard">
      <style:paragraph-properties fo:margin-left="1.0835in" fo:margin-right="0.4898in" fo:text-align="center" style:justify-single-word="false" fo:text-indent="0in" style:auto-text-indent="false"/>
      <style:text-properties style:font-name="Times New Roman" fo:font-size="12pt" style:font-size-asian="12pt" style:language-asian="pt" style:country-asian="BR" style:font-size-complex="12pt"/>
    </style:style>
    <style:style style:name="P19" style:family="paragraph" style:parent-style-name="Standard">
      <style:paragraph-properties fo:margin-left="1.0835in" fo:margin-right="0.4898in" fo:text-align="start" style:justify-single-word="false" fo:text-indent="0in" style:auto-text-indent="false"/>
      <style:text-properties style:font-name="Times New Roman" fo:font-size="12pt" style:font-size-asian="12pt" style:language-asian="pt" style:country-asian="BR" style:font-size-complex="12pt"/>
    </style:style>
    <style:style style:name="P20" style:family="paragraph" style:parent-style-name="Standard">
      <style:paragraph-properties fo:margin-left="1.0835in" fo:margin-right="0.4898in" fo:text-indent="0in" style:auto-text-indent="false"/>
      <style:text-properties style:font-name="Times New Roman" fo:font-size="12pt" fo:language="es" fo:country="ES" style:font-size-asian="12pt" style:font-size-complex="12pt"/>
    </style:style>
    <style:style style:name="P21" style:family="paragraph" style:parent-style-name="Standard">
      <style:paragraph-properties fo:margin-left="1.0835in" fo:margin-right="0.4898in" fo:text-align="center" style:justify-single-word="false" fo:text-indent="0in" style:auto-text-indent="false"/>
      <style:text-properties style:font-name="Times New Roman" fo:font-size="12pt" fo:font-style="italic" style:font-size-asian="12pt" style:language-asian="pt" style:country-asian="BR" style:font-style-asian="italic" style:font-size-complex="12pt" style:font-style-complex="italic"/>
    </style:style>
    <style:style style:name="P22" style:family="paragraph" style:parent-style-name="Standard">
      <style:paragraph-properties fo:margin-left="1.1146in" fo:margin-right="0.5311in" fo:text-align="center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23" style:family="paragraph" style:parent-style-name="Heading_20_1">
      <style:paragraph-properties fo:line-height="150%" fo:text-align="justify" style:justify-single-word="false"/>
      <style:text-properties style:font-name="Times New Roman" fo:font-size="12pt" style:font-size-asian="12pt" style:font-size-complex="12pt"/>
    </style:style>
    <style:style style:name="P24" style:family="paragraph" style:parent-style-name="Heading_20_1">
      <style:paragraph-properties fo:line-height="150%"/>
    </style:style>
    <style:style style:name="P25" style:family="paragraph" style:parent-style-name="Recuo_20_de_20_corpo_20_de_20_texto_20_2">
      <style:paragraph-properties fo:margin-left="1.0835in" fo:margin-right="0.4898in" fo:text-indent="0in" style:auto-text-indent="false"/>
      <style:text-properties style:font-name="Times New Roman" fo:font-size="12pt" style:font-size-asian="12pt" style:font-size-complex="12pt"/>
    </style:style>
    <style:style style:name="P26" style:family="paragraph">
      <style:paragraph-properties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6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outside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Universidade Federal de Minas Gerais</text:p>
      <text:p text:style-name="P4">Instituto de Ciências Exatas</text:p>
      <text:p text:style-name="P4">Departamento de Ciências da Computação</text:p>
      <text:p text:style-name="P4">Curso de Bacharelado em Ciência da Computação</text:p>
      <text:p text:style-name="P3"/>
      <text:p text:style-name="P9"/>
      <text:p text:style-name="P3"/>
      <text:p text:style-name="P3"/>
      <text:p text:style-name="P3"/>
      <text:p text:style-name="P3"/>
      <text:p text:style-name="P10"><draw:custom-shape text:anchor-type="char" draw:z-index="9" draw:style-name="gr1" draw:text-style-name="P26" svg:width="4.7248in" svg:height="5.8433in" svg:x="1.0902in" svg:y="0.0008in"><text:p/><draw:enhanced-geometry svg:viewBox="0 0 21600 21600" draw:type="rectangle" draw:enhanced-path="M 0 0 L 21600 0 21600 21600 0 21600 0 0 Z N"/></draw:custom-shape></text:p>
      <text:p text:style-name="P17"/>
      <text:p text:style-name="P15">Melhorias e Implementação de Novas Características para BugMaps: Uma Ferramenta para Visualização e Análise de Bugs </text:p>
      <text:p text:style-name="P16"/>
      <text:p text:style-name="P17">por</text:p>
      <text:p text:style-name="P17"/>
      <text:p text:style-name="P17">Pedro Araujo Pires</text:p>
      <text:p text:style-name="P17"/>
      <text:p text:style-name="P22"/>
      <text:p text:style-name="P17">Proposta de Projeto Orientado em Computação I</text:p>
      <text:p text:style-name="P17"/>
      <text:p text:style-name="P25">Apresentado como proposta de trabalho na disciplina de Projeto Orientado em Computação I do Curso de Bacharelado em Ciência da Computação da UFMG</text:p>
      <text:p text:style-name="P25"/>
      <text:p text:style-name="P20"/>
      <text:p text:style-name="P20"/>
      <text:p text:style-name="P18">Prof. Dr. Marco Tulio de Oliveira Valente </text:p>
      <text:p text:style-name="P18">Orientador(a)</text:p>
      <text:p text:style-name="P21"/>
      <text:p text:style-name="P18"/>
      <text:p text:style-name="P18"/>
      <text:p text:style-name="P19"><text:tab/><text:tab/></text:p>
      <text:p text:style-name="P18"/>
      <text:p text:style-name="P25">Assinatura do aluno:</text:p>
      <text:p text:style-name="P25"/>
      <text:p text:style-name="P25"/>
      <text:p text:style-name="P25">Assinatura do orientador:</text:p>
      <text:p text:style-name="P8"/>
      <text:p text:style-name="P8"/>
      <text:p text:style-name="P7"/>
      <text:p text:style-name="P7"/>
      <text:p text:style-name="P7"/>
      <text:p text:style-name="P7"/>
      <text:p text:style-name="P8"/>
      <text:p text:style-name="P8">Belo Horizonte</text:p>
      <text:p text:style-name="P8">2012 / 2º semestre</text:p>
      <text:p text:style-name="P24"><text:soft-page-break/><text:span text:style-name="Style_20_Heading_20_2_20__2b__20_10_20_pt_20_Char"><text:span text:style-name="T2">INTRODUÇÃO</text:span></text:span></text:p>
      <text:p text:style-name="P11"><text:span text:style-name="Style_20_Heading_20_2_20__2b__20_10_20_pt_20_Char"><text:span text:style-name="T2"/></text:span></text:p>
      <text:p text:style-name="P11"><text:span text:style-name="Style_20_Heading_20_2_20__2b__20_10_20_pt_20_Char"><text:span text:style-name="T4"><text:tab/>Atualmente existe um bom número de ferramentas de análise de software. Uma fonte de informação que tem sido pouco explorada por estas ferramentas são os </text:span></text:span><text:span text:style-name="Style_20_Heading_20_2_20__2b__20_10_20_pt_20_Char"><text:span text:style-name="T6">bugs</text:span></text:span><text:span text:style-name="Style_20_Heading_20_2_20__2b__20_10_20_pt_20_Char"><text:span text:style-name="T4"> de um sistema. Algumas ferramentas já analisam esta informação, mas ainda pouco se sabe sobre o comportamento evolucionário, tempo de vida, distribuição e estabilidade dos </text:span></text:span><text:span text:style-name="Style_20_Heading_20_2_20__2b__20_10_20_pt_20_Char"><text:span text:style-name="T6">bugs</text:span></text:span><text:span text:style-name="Style_20_Heading_20_2_20__2b__20_10_20_pt_20_Char"><text:span text:style-name="T4">.</text:span></text:span></text:p>
      <text:p text:style-name="P11"><text:span text:style-name="Style_20_Heading_20_2_20__2b__20_10_20_pt_20_Char"><text:span text:style-name="T5"/></text:span></text:p>
      <text:p text:style-name="P11"><text:span text:style-name="Style_20_Heading_20_2_20__2b__20_10_20_pt_20_Char"><text:span text:style-name="T5"/></text:span></text:p>
      <text:p text:style-name="P24"><text:span text:style-name="Style_20_Heading_20_2_20__2b__20_10_20_pt_20_Char"><text:span text:style-name="T2">REFERENCIAL TEÓRICO</text:span></text:span></text:p>
      <text:p text:style-name="P11"><text:span text:style-name="Style_20_Heading_20_2_20__2b__20_10_20_pt_20_Char"><text:span text:style-name="T2"/></text:span></text:p>
      <text:p text:style-name="P11"><text:span text:style-name="Style_20_Heading_20_2_20__2b__20_10_20_pt_20_Char"><text:span text:style-name="T3"><text:tab/>Atualmente existe um grande número de ferramentas de análise de software [1, 2, 3]. Tais ferramentas usam diferentes tipos de informação sobre a estrutura e o histórico de um sistema. Basicamente, estas ferramentas são usadas para analisar a evolução de um software, gerenciar a qualidade do código fonte, calcular métricas, analisar regras de codificação, etc. Em geral, estas ferramentas ajudam engenheiros de software a entender grandes quantidade de dados vindas de repositórios de software.</text:span></text:span></text:p>
      <text:p text:style-name="P11"><text:span text:style-name="Style_20_Heading_20_2_20__2b__20_10_20_pt_20_Char"><text:span text:style-name="T3"><text:tab/>Por outro lado, uma fonte de informação que tem sido pouco explorada pelas ferramentas de análise existentes são os </text:span></text:span><text:span text:style-name="Style_20_Heading_20_2_20__2b__20_10_20_pt_20_Char"><text:span text:style-name="T6">bugs</text:span></text:span><text:span text:style-name="Style_20_Heading_20_2_20__2b__20_10_20_pt_20_Char"><text:span text:style-name="T4"> de um sistema. Algumas ferramentas já analisam esta informação, mas ainda pouco se sabe sobre o comportamento evolucionário, tempo de vida, distribuição e estabilidade dos </text:span></text:span><text:span text:style-name="Style_20_Heading_20_2_20__2b__20_10_20_pt_20_Char"><text:span text:style-name="T6">bugs</text:span></text:span><text:span text:style-name="Style_20_Heading_20_2_20__2b__20_10_20_pt_20_Char"><text:span text:style-name="T4"> [4, 5] . Além disso, raciocinar sobre </text:span></text:span><text:span text:style-name="Style_20_Heading_20_2_20__2b__20_10_20_pt_20_Char"><text:span text:style-name="T6">bugs</text:span></text:span><text:span text:style-name="Style_20_Heading_20_2_20__2b__20_10_20_pt_20_Char"><text:span text:style-name="T4"> é uma tarefa inerentemente complexa, porque </text:span></text:span><text:span text:style-name="Style_20_Heading_20_2_20__2b__20_10_20_pt_20_Char"><text:span text:style-name="T6">bugs</text:span></text:span><text:span text:style-name="Style_20_Heading_20_2_20__2b__20_10_20_pt_20_Char"><text:span text:style-name="T4"> são intangíveis, invisíveis e difíceis de serem rastreados. Particularmente, tal análise é complexa pois envolve: (i) recuperação de dados dos sistemas de gerenciamento de </text:span></text:span><text:span text:style-name="Style_20_Heading_20_2_20__2b__20_10_20_pt_20_Char"><text:span text:style-name="T6">bugs</text:span></text:span><text:span text:style-name="Style_20_Heading_20_2_20__2b__20_10_20_pt_20_Char"><text:span text:style-name="T4"> e sistemas de controle de versão; (ii) mapeamento de </text:span></text:span><text:span text:style-name="Style_20_Heading_20_2_20__2b__20_10_20_pt_20_Char"><text:span text:style-name="T6">bugs</text:span></text:span><text:span text:style-name="Style_20_Heading_20_2_20__2b__20_10_20_pt_20_Char"><text:span text:style-name="T4"> para defeitos em módulos de software; (iii) processamento de dados para extrair e raciocinar sobre informações relevantes.</text:span></text:span></text:p>
      <text:p text:style-name="P11"><text:span text:style-name="Style_20_Heading_20_2_20__2b__20_10_20_pt_20_Char"><text:span text:style-name="T2"/></text:span></text:p>
      <text:p text:style-name="P11"><text:span text:style-name="Style_20_Heading_20_2_20__2b__20_10_20_pt_20_Char"><text:span text:style-name="T2"/></text:span></text:p>
      <text:p text:style-name="P24"><text:span text:style-name="Style_20_Heading_20_2_20__2b__20_10_20_pt_20_Char"><text:span text:style-name="T2">MÉTODO DE PESQUISA</text:span></text:span></text:p>
      <text:p text:style-name="P11"><text:span text:style-name="Style_20_Heading_20_2_20__2b__20_10_20_pt_20_Char"><text:span text:style-name="T3"/></text:span></text:p>
      <text:p text:style-name="P11"><text:span text:style-name="Style_20_Heading_20_2_20__2b__20_10_20_pt_20_Char"><text:span text:style-name="T3"><text:tab/>Esta pesquisa possui as seguintes características:</text:span></text:span></text:p>
      <text:list xml:id="list20506303602" text:style-name="L1">
        <text:list-item>
          <text:p text:style-name="P12"><text:span text:style-name="Style_20_Heading_20_2_20__2b__20_10_20_pt_20_Char"><text:span text:style-name="T3">aplicada (tecnológica)</text:span></text:span></text:p>
        </text:list-item>
        <text:list-item>
          <text:p text:style-name="P12"><text:span text:style-name="Style_20_Heading_20_2_20__2b__20_10_20_pt_20_Char"><text:span text:style-name="T3">exploratória</text:span></text:span></text:p>
        </text:list-item>
        <text:list-item>
          <text:p text:style-name="P12"><text:soft-page-break/><text:span text:style-name="Style_20_Heading_20_2_20__2b__20_10_20_pt_20_Char"><text:span text:style-name="T3">experimental</text:span></text:span></text:p>
        </text:list-item>
        <text:list-item>
          <text:p text:style-name="P12"><text:span text:style-name="Style_20_Heading_20_2_20__2b__20_10_20_pt_20_Char"><text:span text:style-name="T3">em laboratório</text:span></text:span></text:p>
        </text:list-item>
      </text:list>
      <text:p text:style-name="P11"><text:span text:style-name="Style_20_Heading_20_2_20__2b__20_10_20_pt_20_Char"><text:span text:style-name="T3"/></text:span></text:p>
      <text:p text:style-name="P11"><text:span text:style-name="Style_20_Heading_20_2_20__2b__20_10_20_pt_20_Char"><text:span text:style-name="T3"><text:tab/>As seguintes atividades serão desenvolvidas:</text:span></text:span></text:p>
      <text:list xml:id="list14911940061" text:style-name="L2">
        <text:list-item>
          <text:p text:style-name="P13"><text:span text:style-name="Style_20_Heading_20_2_20__2b__20_10_20_pt_20_Char"><text:span text:style-name="T3">Revisão da Literatura: revisão da literatura sobre modelagem e predição de </text:span></text:span><text:span text:style-name="Style_20_Heading_20_2_20__2b__20_10_20_pt_20_Char"><text:span text:style-name="T6">bugs</text:span></text:span><text:span text:style-name="Style_20_Heading_20_2_20__2b__20_10_20_pt_20_Char"><text:span text:style-name="T4"> em sistemas de software.</text:span></text:span></text:p>
        </text:list-item>
        <text:list-item>
          <text:p text:style-name="P13"><text:span text:style-name="Style_20_Heading_20_2_20__2b__20_10_20_pt_20_Char"><text:span text:style-name="T4">Estudo da linguagem Smalltalk: o conhecimento da linguagem de programação Smalltalk é necessário, pois o módulo de visualização de </text:span></text:span><text:span text:style-name="Style_20_Heading_20_2_20__2b__20_10_20_pt_20_Char"><text:span text:style-name="T6">bugs</text:span></text:span><text:span text:style-name="Style_20_Heading_20_2_20__2b__20_10_20_pt_20_Char"><text:span text:style-name="T4"> da ferramenta BugMaps é escrito em Smalltalk.</text:span></text:span></text:p>
        </text:list-item>
        <text:list-item>
          <text:p text:style-name="P13"><text:span text:style-name="Style_20_Heading_20_2_20__2b__20_10_20_pt_20_Char"><text:span text:style-name="T4">Automatização da extração de dados vindos de sistemas de gerenciamento de </text:span></text:span><text:span text:style-name="Style_20_Heading_20_2_20__2b__20_10_20_pt_20_Char"><text:span text:style-name="T6">bugs</text:span></text:span><text:span text:style-name="Style_20_Heading_20_2_20__2b__20_10_20_pt_20_Char"><text:span text:style-name="T4"> e sistemas de controle de versão. Atualmente este processo é manual.</text:span></text:span></text:p>
        </text:list-item>
        <text:list-item>
          <text:p text:style-name="P13"><text:span text:style-name="Style_20_Heading_20_2_20__2b__20_10_20_pt_20_Char"><text:span text:style-name="T4">Melhoramento do processo de integração de modelos extraídos do código fonte com a série temporal de número de defeitos. Atualmente este processo está sendo feito por meio de três arquivos CSV contendo informações sobre os defeitos, a ideia é fazer a integração por meio de um único arquivo XML.</text:span></text:span></text:p>
        </text:list-item>
        <text:list-item>
          <text:p text:style-name="P13"><text:span text:style-name="Style_20_Heading_20_2_20__2b__20_10_20_pt_20_Char"><text:span text:style-name="T4">Melhoramento das visualizações existentes acrescentando informações sobre o teste de Granger. O teste de Granger foi objeto de estudo do trabalho Couto </text:span></text:span><text:span text:style-name="Style_20_Heading_20_2_20__2b__20_10_20_pt_20_Char"><text:span text:style-name="T6">et al.</text:span></text:span><text:span text:style-name="Style_20_Heading_20_2_20__2b__20_10_20_pt_20_Char"><text:span text:style-name="T4"> [6]. Basicamente este trabalho usa o teste de Granger para encontrar relações causais entre métricas de código fonte e </text:span></text:span><text:span text:style-name="Style_20_Heading_20_2_20__2b__20_10_20_pt_20_Char"><text:span text:style-name="T6">bugs</text:span></text:span><text:span text:style-name="Style_20_Heading_20_2_20__2b__20_10_20_pt_20_Char"><text:span text:style-name="T4">. A ideia é fornecer informações sobre quais propriedades do código fonte, de acordo com o Granger, foram as causas dos </text:span></text:span><text:span text:style-name="Style_20_Heading_20_2_20__2b__20_10_20_pt_20_Char"><text:span text:style-name="T6">bugs</text:span></text:span><text:span text:style-name="Style_20_Heading_20_2_20__2b__20_10_20_pt_20_Char"><text:span text:style-name="T4">.</text:span></text:span></text:p>
        </text:list-item>
      </text:list>
      <text:p text:style-name="P11"><text:span text:style-name="Style_20_Heading_20_2_20__2b__20_10_20_pt_20_Char"><text:span text:style-name="T2"/></text:span></text:p>
      <text:p text:style-name="P11"><text:span text:style-name="Style_20_Heading_20_2_20__2b__20_10_20_pt_20_Char"><text:span text:style-name="T2"/></text:span></text:p>
      <text:p text:style-name="P24"><text:span text:style-name="Style_20_Heading_20_2_20__2b__20_10_20_pt_20_Char"><text:span text:style-name="T2">RESULTADOS ESPERADOS</text:span></text:span></text:p>
      <text:p text:style-name="P11"><text:span text:style-name="Style_20_Heading_20_2_20__2b__20_10_20_pt_20_Char"><text:span text:style-name="T3"/></text:span></text:p>
      <text:p text:style-name="P11"><text:span text:style-name="Style_20_Heading_20_2_20__2b__20_10_20_pt_20_Char"><text:span text:style-name="T3"><text:tab/>Ao final deste trabalho espera-se que a ferramenta BugMaps possua um conjunto de análises e visualizações que ajude engenheiros de software a entender melhor os sistemas sendo analisados. A ideia é que, após as melhorias propostas, ela </text:span></text:span><text:span text:style-name="Style_20_Heading_20_2_20__2b__20_10_20_pt_20_Char"><text:span text:style-name="T4">se torne uma ferramenta profissional e usual.</text:span></text:span></text:p>
      <text:p text:style-name="P24"><text:span text:style-name="Style_20_Heading_20_1_20__2b__20_12_20_pt_20_Char"><text:span text:style-name="T2"/></text:span></text:p>
      <text:p text:style-name="P11"><text:span text:style-name="Style_20_Heading_20_1_20__2b__20_12_20_pt_20_Char"><text:span text:style-name="T2"/></text:span></text:p>
      <text:p text:style-name="P23"><text:soft-page-break/><text:s/>BIBLIOGRAFIA CITADA</text:p>
      <text:p text:style-name="P5"/>
      <text:p text:style-name="P6">[1] <text:tab/>O. Nierstrasz, S. Ducasse, and T. Gırba. The story of moose: an agile reengineering <text:tab/>environment. SIGSOFT <text:span text:style-name="T1">Softw. Eng. Notes</text:span>, 30:1–10, 2005.</text:p>
      <text:p text:style-name="P6"/>
      <text:p text:style-name="P6">[2]<text:tab/>SonarSource. Sonar platform. <text:a xlink:type="simple" xlink:href="http://sonarsource.org/">http://sonarsource.org</text:a>.</text:p>
      <text:p text:style-name="P6"/>
      <text:p text:style-name="P6">[3]<text:tab/>R. Wettel. Visual exploration of large-scale evolving software. In <text:span text:style-name="T1">International <text:tab/>Conference on Software Engineering</text:span>, pages 391–394, 2009.</text:p>
      <text:p text:style-name="P6"/>
      <text:p text:style-name="P6">[4]<text:tab/>M. D’Ambros and M. Lanza. Bugcrawler: Visualizing evolving software systems. In <text:tab/><text:span text:style-name="T1">European Conference on Software Maintenance and Reengineering (CSMR)</text:span>, pages <text:tab/>333–334, 2007.</text:p>
      <text:p text:style-name="P6"/>
      <text:p text:style-name="P6">[5]<text:tab/>M. D’Ambros and M. Lanza. Distributed and collaborative software evolution analysis <text:tab/>with churrasco. <text:span text:style-name="T1">Science of Computer Programming</text:span>, 75(4):276–287, 2010.</text:p>
      <text:p text:style-name="P6"/>
      <text:p text:style-name="P6">[6]<text:tab/>C. Couto, C. Silva, M. T. Valente, R. Bigonha, and N. Anquetil. Uncovering causal <text:tab/>relationships between software metrics and bugs. In <text:span text:style-name="T1">European Conference on <text:tab/>Software Maintenance and Reengineering (CSMR)</text:span>, pages 223–232, 2012.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NewRomanPSMT" svg:font-family="TimesNewRomanPSMT" style:font-family-generic="roman"/>
    <style:font-face style:name="DejaVu Sans1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text-properties fo:font-style="italic" style:font-style-asian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fo:keep-with-next="always"/>
      <style:text-properties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  <style:text-properties style:font-name="Ari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style:font-name="Arial"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9pt" fo:font-style="italic" fo:font-weight="bold" style:font-size-asian="9pt" style:font-style-asian="italic" style:font-weight-asian="bold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 fo:text-align="start" style:justify-single-word="false"/>
      <style:text-properties fo:text-transform="uppercase" fo:font-size="10pt" fo:font-weight="bold" style:font-size-asian="10pt" style:font-weight-asian="bold" style:font-weight-complex="bold"/>
    </style:style>
    <style:style style:name="Title" style:family="paragraph" style:parent-style-name="Standard" style:next-style-name="Standard" style:class="chapter">
      <style:paragraph-properties fo:margin-top="0.1665in" fo:margin-bottom="0.0417in"/>
      <style:text-properties fo:font-weight="bold" style:letter-kerning="true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align="start" style:justify-single-word="false" fo:text-indent="0in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align="start" style:justify-single-word="false" fo:text-indent="0in" style:auto-text-indent="false"/>
      <style:text-properties fo:font-size="10pt" fo:font-style="italic" style:font-size-asian="10pt" style:font-style-asian="italic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align="start" style:justify-single-word="false" fo:text-indent="0in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align="start" style:justify-single-word="false" fo:text-indent="0in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align="start" style:justify-single-word="false" fo:text-indent="0in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align="start" style:justify-single-word="false" fo:text-indent="0in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align="start" style:justify-single-word="false" fo:text-indent="0in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align="start" style:justify-single-word="false" fo:text-indent="0in" style:auto-text-indent="false"/>
      <style:text-properties fo:font-size="9pt" style:font-size-asian="9pt" style:font-size-complex="9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egenda" style:family="paragraph" style:parent-style-name="Standard" style:next-style-name="Standard">
      <style:paragraph-properties fo:margin-top="0.0835in" fo:margin-bottom="0.0835in"/>
      <style:text-properties fo:font-weight="bold" style:font-weight-asian="bold"/>
    </style:style>
    <style:style style:name="Índice_20_de_20_ilustrações" style:display-name="Índice de ilustrações" style:family="paragraph" style:parent-style-name="Standard" style:next-style-name="Standard">
      <style:paragraph-properties fo:margin-left="0.3335in" fo:margin-right="0in" fo:text-align="start" style:justify-single-word="false" fo:text-indent="-0.3335in" style:auto-text-indent="false"/>
      <style:text-properties fo:font-variant="small-caps" fo:font-size="10pt" style:font-size-asian="10pt"/>
    </style:style>
    <style:style style:name="Text_20_body_20_indent" style:display-name="Text body indent" style:family="paragraph" style:parent-style-name="Standard" style:class="text">
      <style:paragraph-properties fo:margin-left="0in" fo:margin-right="0in" fo:text-indent="0.25in" style:auto-text-indent="false"/>
    </style:style>
    <style:style style:name="H1" style:family="paragraph" style:parent-style-name="Standard" style:next-style-name="Standard">
      <style:paragraph-properties fo:margin-top="0.0693in" fo:margin-bottom="0.0693in" fo:text-align="start" style:justify-single-word="false" fo:keep-with-next="always"/>
      <style:text-properties fo:font-size="24pt" fo:font-weight="bold" style:letter-kerning="true" style:font-size-asian="24pt" style:font-weight-asian="bold"/>
    </style:style>
    <style:style style:name="Footnote" style:family="paragraph" style:parent-style-name="Standard" style:class="extra">
      <style:text-properties fo:font-size="10pt" style:font-size-asian="10pt"/>
    </style:style>
    <style:style style:name="H2" style:family="paragraph" style:parent-style-name="Standard" style:next-style-name="Standard">
      <style:paragraph-properties fo:margin-top="0.0693in" fo:margin-bottom="0.0693in" fo:text-align="start" style:justify-single-word="false" fo:keep-with-next="always"/>
      <style:text-properties fo:font-size="18pt" fo:font-weight="bold" style:font-size-asian="18pt" style:font-weight-asian="bold"/>
    </style:style>
    <style:style style:name="Corpo_20_de_20_texto_20_2" style:display-name="Corpo de texto 2" style:family="paragraph" style:parent-style-name="Standard">
      <style:text-properties fo:color="#ff0000"/>
    </style:style>
    <style:style style:name="Corpo_20_de_20_texto_20_3" style:display-name="Corpo de texto 3" style:family="paragraph" style:parent-style-name="Standard">
      <style:paragraph-properties fo:text-align="start" style:justify-single-word="false"/>
    </style:style>
    <style:style style:name="Recuo_20_de_20_corpo_20_de_20_texto_20_2" style:display-name="Recuo de corpo de texto 2" style:family="paragraph" style:parent-style-name="Standard">
      <style:paragraph-properties fo:margin-left="2.9535in" fo:margin-right="0in" fo:text-indent="0in" style:auto-text-indent="false"/>
      <style:text-properties fo:font-size="10pt" style:font-size-asian="10pt"/>
    </style:style>
    <style:style style:name="Normal_20__28_Web_29_" style:display-name="Normal (Web)" style:family="paragraph" style:parent-style-name="Standard">
      <style:paragraph-properties fo:margin-top="0.1945in" fo:margin-bottom="0.1945in" fo:text-align="start" style:justify-single-word="false"/>
      <style:text-properties style:font-size-complex="12pt"/>
    </style:style>
    <style:style style:name="Style_20_Heading_20_2_20__2b__20_10_20_pt" style:display-name="Style Heading 2 + 10 pt" style:family="paragraph" style:parent-style-name="Heading_20_2" style:default-outline-level="2">
      <style:text-properties fo:font-size="10pt" style:font-size-asian="10pt" style:font-weight-complex="bold"/>
    </style:style>
    <style:style style:name="Style_20_Heading_20_1_20__2b__20_12_20_pt" style:display-name="Style Heading 1 + 12 pt" style:family="paragraph" style:parent-style-name="Heading_20_1" style:list-style-name="">
      <style:paragraph-properties fo:margin-left="0in" fo:margin-right="0in" fo:text-indent="0in" style:auto-text-indent="false"/>
      <style:text-properties fo:font-size="12pt" style:font-size-asian="12pt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Emphasis" style:family="text" style:parent-style-name="Fonte_20_parág._20_padrão">
      <style:text-properties fo:font-style="italic" style:font-style-asian="italic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Footnote_20_Symbol" style:display-name="Footnote Symbol" style:family="text" style:parent-style-name="Fonte_20_parág._20_padrão">
      <style:text-properties style:text-position="super 58%"/>
    </style:style>
    <style:style style:name="Strong_20_Emphasis" style:display-name="Strong Emphasis" style:family="text" style:parent-style-name="Fonte_20_parág._20_padrão">
      <style:text-properties fo:font-weight="bold" style:font-weight-asian="bold"/>
    </style:style>
    <style:style style:name="Hiperlink" style:family="text">
      <style:text-properties fo:color="#0000ff" style:text-underline-style="solid" style:text-underline-width="auto" style:text-underline-color="font-color"/>
    </style:style>
    <style:style style:name="a" style:family="text" style:parent-style-name="Fonte_20_parág._20_padrão"/>
    <style:style style:name="Título_20_2_20_Char" style:display-name="Título 2 Char" style:family="text" style:parent-style-name="Fonte_20_parág._20_padrão">
      <style:text-properties fo:font-size="12pt" fo:language="pt" fo:country="BR" fo:font-weight="bold" style:font-size-asian="12pt" style:font-weight-asian="bold" style:language-complex="ar" style:country-complex="SA"/>
    </style:style>
    <style:style style:name="Style_20_Heading_20_2_20__2b__20_10_20_pt_20_Char" style:display-name="Style Heading 2 + 10 pt Char" style:family="text" style:parent-style-name="Título_20_2_20_Char">
      <style:text-properties style:font-weight-complex="bold"/>
    </style:style>
    <style:style style:name="Título_20_1_20_Char" style:display-name="Título 1 Char" style:family="text" style:parent-style-name="Fonte_20_parág._20_padrão">
      <style:text-properties fo:font-size="14pt" fo:language="pt" fo:country="BR" fo:font-weight="bold" style:letter-kerning="true" style:font-size-asian="14pt" style:font-weight-asian="bold" style:language-complex="ar" style:country-complex="SA"/>
    </style:style>
    <style:style style:name="Style_20_Heading_20_1_20__2b__20_12_20_pt_20_Char" style:display-name="Style Heading 1 + 12 pt Char" style:family="text" style:parent-style-name="Título_20_1_20_Char">
      <style:text-properties fo:font-size="12pt" style:font-size-asian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align="end" style:justify-single-word="false" fo:text-indent="0in" style:auto-text-indent="false"/>
    </style:style>
    <style:style style:name="MP2" style:family="paragraph" style:parent-style-name="Footer">
      <style:paragraph-properties fo:margin-left="0in" fo:margin-right="0.25in" fo:text-indent="0.25in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outside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Mfr3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 style:page-usage="mirrored">
      <style:page-layout-properties fo:page-width="8.2681in" fo:page-height="11.6929in" style:num-format="1" style:print-orientation="portrait" fo:margin-top="0.5in" fo:margin-bottom="0.5in" fo:margin-left="1.1811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6811in" fo:margin-left="0in" fo:margin-right="0in" fo:margin-bottom="0.6425in" style:dynamic-spacing="true"/>
      </style:header-style>
      <style:footer-style>
        <style:header-footer-properties fo:min-height="0.2874in" fo:margin-left="0in" fo:margin-right="0in" fo:margin-top="0.2484in" style:dynamic-spacing="true"/>
      </style:footer-style>
    </style:page-layout>
    <style:page-layout style:name="Mpm2" style:page-usage="mirrored">
      <style:page-layout-properties fo:page-width="8.2681in" fo:page-height="11.6929in" style:num-format="1" style:print-orientation="portrait" fo:margin-top="1.1811in" fo:margin-bottom="0.7874in" fo:margin-left="1.1811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3" text:anchor-type="paragraph" svg:y="0.0008in" fo:min-width="0.0161in" draw:z-index="8"><draw:text-box fo:min-height="0.1457in"><text:p text:style-name="Header"><text:span text:style-name="Page_20_Number"/></text:p></draw:text-box></draw:frame><text:span text:style-name="Page_20_Number"><text:page-number text:select-page="current">4</text:page-number></text:span></text:p>
      </style:header>
      <style:footer>
        <text:p text:style-name="Footer"><draw:frame draw:style-name="Mfr2" draw:name="Frame1" text:anchor-type="paragraph" svg:y="0.0008in" fo:min-width="0.0161in" draw:z-index="0"><draw:text-box fo:min-height="0.1457in"><text:p text:style-name="Footer"><text:span text:style-name="Page_20_Number"><text:page-number text:select-page="current">4</text:page-number></text:span></text:p></draw:text-box></draw:frame><draw:frame draw:style-name="Mfr3" draw:name="Frame2" text:anchor-type="paragraph" svg:y="0.0008in" fo:min-width="0.0161in" draw:z-index="3"><draw:text-box fo:min-height="0.1457in"><text:p text:style-name="MP2"><text:span text:style-name="Page_20_Number"/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onografia</dc:title>
    <dc:subject>Padrão de monografia de Projeto Orientado</dc:subject>
    <meta:initial-creator>Pedro Pires</meta:initial-creator>
    <meta:creation-date>2012-10-08T15:45:26</meta:creation-date>
    <dc:creator>Pedro Pires</dc:creator>
    <dc:date>2012-10-08T18:04:49</dc:date>
    <meta:print-date>2007-02-09T11:04:00</meta:print-date>
    <meta:editing-cycles>31</meta:editing-cycles>
    <meta:editing-duration>PT01H58M30S</meta:editing-duration>
    <meta:generator>OpenOffice.org/3.2$Linux OpenOffice.org_project/320m12$Build-9483</meta:generator>
    <meta:document-statistic meta:table-count="0" meta:image-count="0" meta:object-count="0" meta:page-count="4" meta:paragraph-count="44" meta:word-count="719" meta:character-count="4780"/>
    <meta:user-defined meta:name="Info 1"/>
    <meta:user-defined meta:name="Info 2"/>
    <meta:user-defined meta:name="Info 3"/>
    <meta:user-defined meta:name="Info 4"/>
  </office:meta>
</office:document-meta>
</file>